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208" officeooo:paragraph-rsid="000cd208"/>
    </style:style>
    <style:style style:name="P2" style:family="paragraph" style:parent-style-name="Standard">
      <style:paragraph-properties fo:text-align="center" style:justify-single-word="false"/>
      <style:text-properties officeooo:rsid="000cd208" officeooo:paragraph-rsid="000cd208"/>
    </style:style>
    <style:style style:name="P3" style:family="paragraph" style:parent-style-name="Standard">
      <style:text-properties officeooo:rsid="000d9008" officeooo:paragraph-rsid="000d9008"/>
    </style:style>
    <style:style style:name="P4" style:family="paragraph" style:parent-style-name="Standard">
      <style:text-properties officeooo:rsid="000f60db" officeooo:paragraph-rsid="000f60db"/>
    </style:style>
    <style:style style:name="P5" style:family="paragraph" style:parent-style-name="Standard">
      <style:text-properties style:text-underline-style="none" officeooo:rsid="000f60db" officeooo:paragraph-rsid="000f60db"/>
    </style:style>
    <style:style style:name="P6" style:family="paragraph" style:parent-style-name="Standard">
      <style:text-properties officeooo:rsid="001068ba" officeooo:paragraph-rsid="001068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f60db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odèle relationnel </text:span></text:p>
      <text:p text:style-name="P2"><text:span text:style-name="T5"/></text:p>
      <text:p text:style-name="P2"><text:span text:style-name="T5"/></text:p>
      <text:p text:style-name="P1"/>
      <text:p text:style-name="P1">Client(<text:span text:style-name="T1">client_id</text:span>, ….<text:span text:style-name="T3">)</text:span></text:p>
      <text:p text:style-name="P3">Commande_cl(<text:span text:style-name="T1">commande_cl_id</text:span><text:span text:style-name="T2">, #client_id, #produit_final_id, ….)</text:span></text:p>
      <text:p text:style-name="P3">Adresse(<text:span text:style-name="T1">#client_id</text:span><text:span text:style-name="T2">, </text:span><text:span text:style-name="T1">#entreprise_id</text:span><text:span text:style-name="T2">)</text:span></text:p>
      <text:p text:style-name="P5"><text:span text:style-name="T2">Entreprise(</text:span><text:span text:style-name="T1">entreprise_id</text:span><text:span text:style-name="T2">, ….)</text:span></text:p>
      <text:p text:style-name="P4"><text:span text:style-name="T2">Produirt_final(</text:span><text:span text:style-name="T1">produit_final_id</text:span><text:span text:style-name="T2">, #micropousse_id, ….)</text:span></text:p>
      <text:p text:style-name="P6"><text:span text:style-name="T2">Micropousse(</text:span><text:span text:style-name="T1">micropousse_id</text:span><text:span text:style-name="T2">, …. )</text:span></text:p>
      <text:p text:style-name="P4"><text:span text:style-name="T2">Culture(</text:span><text:span text:style-name="T1">#micropousse_id</text:span><text:span text:style-name="T2">, </text:span><text:span text:style-name="T1">#serre_id</text:span><text:span text:style-name="T2">)</text:span></text:p>
      <text:p text:style-name="P6"><text:span text:style-name="T2">Serre(</text:span><text:span text:style-name="T1">serre_id</text:span><text:span text:style-name="T2">, …. )</text:span></text:p>
      <text:p text:style-name="P4"><text:span text:style-name="T2">Nécessité(</text:span><text:span text:style-name="T1">#micropousse_id</text:span><text:span text:style-name="T2">, </text:span><text:span text:style-name="T1">#fourniture_id)</text:span></text:p>
      <text:p text:style-name="P5">Fournir_materiel(<text:span text:style-name="T1">#fournisseur_id</text:span>, <text:span text:style-name="T1">#fourniture_id</text:span>)</text:p>
      <text:p text:style-name="P5">Commande_fr(<text:span text:style-name="T1">commande_fr_id</text:span>, #entreprise_id, #fourniture_id , …)</text:p>
      <text:p text:style-name="P5">Fournisseur(<text:span text:style-name="T1">fournisseur_id</text:span>, …)</text:p>
      <text:p text:style-name="P5">Fourniture(<text:span text:style-name="T1">fourniture_id</text:span>, ….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26:08.214021143</meta:creation-date>
    <dc:date>2019-12-17T12:05:21.498896235</dc:date>
    <meta:editing-duration>PT2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36" meta:character-count="519" meta:non-whitespace-character-count="496"/>
  </office:meta>
</office:document-meta>
</file>